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3.3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385cm" fo:min-width="0.1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.258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3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style:font-name="Liberation Mono" fo:font-size="12pt" style:font-size-asian="18pt" style:font-size-complex="18pt"/>
    </style:style>
    <style:style style:name="P3" style:family="paragraph">
      <style:paragraph-properties fo:text-align="center"/>
      <style:text-properties fo:font-style="italic"/>
    </style:style>
    <style:style style:name="P4" style:family="paragraph">
      <loext:graphic-properties draw:fill-color="#ffffff"/>
      <style:paragraph-properties fo:text-align="center"/>
      <style:text-properties style:font-name="Liberation Mono" fo:font-size="12pt" fo:font-style="italic" style:font-size-asian="18pt" style:font-size-complex="18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text-properties fo:font-size="12pt" fo:font-style="italic" style:font-size-asian="18pt" style:font-size-complex="1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text-properties fo:font-size="13pt"/>
    </style:style>
    <style:style style:name="P10" style:family="paragraph">
      <loext:graphic-properties draw:fill="none" draw:fill-color="#ffffff"/>
      <style:text-properties fo:color="#333333" fo:font-size="13pt" style:font-size-asian="18pt" style:font-size-complex="18pt"/>
    </style:style>
    <style:style style:name="T1" style:family="text">
      <style:text-properties style:font-name="Liberation Mono" fo:font-size="12pt" style:font-size-asian="18pt" style:font-size-complex="18pt"/>
    </style:style>
    <style:style style:name="T2" style:family="text">
      <style:text-properties style:font-name="Liberation Mono" fo:font-size="12pt" fo:font-style="italic" style:font-size-asian="18pt" style:font-size-complex="18pt"/>
    </style:style>
    <style:style style:name="T3" style:family="text">
      <style:text-properties fo:font-size="12pt" fo:font-style="italic" style:font-size-asian="18pt" style:font-size-complex="18pt"/>
    </style:style>
    <style:style style:name="T4" style:family="text">
      <style:text-properties fo:color="#333333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3.81cm" svg:height="0.635cm" svg:x="5.786cm" svg:y="4.81cm">
          <text:p text:style-name="P1"><text:span text:style-name="T1">Node 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3.81cm" svg:height="0.635cm" svg:x="5.786cm" svg:y="5.41cm">
          <text:p text:style-name="P1"><text:span text:style-name="T1">Varchar2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1cm" svg:height="0.635cm" svg:x="5.786cm" svg:y="6.969cm">
          <text:p text:style-name="P1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5.786cm" svg:y="7.569cm">
          <text:p text:style-name="P1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1cm" svg:height="0.635cm" svg:x="5.786cm" svg:y="8.169cm">
          <text:p text:style-name="P3"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6.375cm" svg:y="10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6.975cm" svg:y="10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7.575cm" svg:y="10.41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8.175cm" svg:y="10.417cm">
          <text:p/>
          <draw:enhanced-geometry svg:viewBox="0 0 21600 21600" draw:type="rectangle" draw:enhanced-path="M 0 0 L 21600 0 21600 21600 0 21600 0 0 Z N"/>
        </draw:custom-shape>
        <draw:frame draw:style-name="gr3" draw:text-style-name="P6" draw:layer="layout" svg:width="3.429cm" svg:height="1.199cm" svg:x="3.246cm" svg:y="9.055cm">
          <draw:text-box>
            <text:p><text:span text:style-name="T3">Pointer to a C or Java buffer</text:span></text:p>
          </draw:text-box>
        </draw:frame>
        <draw:connector draw:style-name="gr4" draw:text-style-name="P7" draw:layer="layout" draw:type="line" svg:x1="7.691cm" svg:y1="6.045cm" svg:x2="7.691cm" svg:y2="6.969cm" draw:start-shape="id1" draw:start-glue-point="2" draw:end-shape="id2" draw:end-glue-point="0" svg:d="M7691 6045v924" svg:viewBox="0 0 1 925">
          <text:p/>
        </draw:connector>
        <draw:custom-shape draw:style-name="gr1" draw:text-style-name="P2" xml:id="id6" draw:id="id6" draw:layer="layout" svg:width="3.81cm" svg:height="0.635cm" svg:x="11.287cm" svg:y="4.809cm">
          <text:p text:style-name="P1"><text:span text:style-name="T1">Node n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3.81cm" svg:height="0.635cm" svg:x="11.287cm" svg:y="5.409cm">
          <text:p text:style-name="P1"><text:span text:style-name="T1">Varchar2 valu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1cm" svg:height="0.635cm" svg:x="11.287cm" svg:y="6.968cm">
          <text:p text:style-name="P1"><text:span text:style-name="T1">int lengt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11.287cm" svg:y="7.568cm">
          <text:p text:style-name="P1"><text:span text:style-name="T1">int index</text:span></text:p>
          <draw:enhanced-geometry svg:viewBox="0 0 21600 21600" draw:type="rectangle" draw:enhanced-path="M 0 0 L 21600 0 21600 21600 0 21600 0 0 Z N"/>
        </draw:custom-shape>
        <draw:custom-shape draw:style-name="gr1" draw:text-style-name="P4" draw:layer="layout" svg:width="3.81cm" svg:height="0.635cm" svg:x="11.287cm" svg:y="8.168cm">
          <text:p text:style-name="P3"><text:span text:style-name="T2">buffer</text:span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13.176cm" svg:y="10.4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0.635cm" svg:height="0.635cm" svg:x="13.776cm" svg:y="10.416cm">
          <text:p/>
          <draw:enhanced-geometry svg:viewBox="0 0 21600 21600" draw:type="rectangle" draw:enhanced-path="M 0 0 L 21600 0 21600 21600 0 21600 0 0 Z N"/>
        </draw:custom-shape>
        <draw:connector draw:style-name="gr4" draw:text-style-name="P7" draw:layer="layout" draw:type="line" svg:x1="13.192cm" svg:y1="6.044cm" svg:x2="13.192cm" svg:y2="6.968cm" draw:start-shape="id3" draw:start-glue-point="2" draw:end-shape="id4" draw:end-glue-point="0" svg:d="M13192 6044v924" svg:viewBox="0 0 1 925">
          <text:p/>
        </draw:connector>
        <draw:line draw:style-name="gr4" draw:text-style-name="P7" draw:layer="layout" svg:x1="7.618cm" svg:y1="8.747cm" svg:x2="6.348cm" svg:y2="10.398cm">
          <text:p/>
        </draw:line>
        <draw:line draw:style-name="gr4" draw:text-style-name="P7" draw:layer="layout" svg:x1="13.079cm" svg:y1="8.747cm" svg:x2="13.206cm" svg:y2="10.398cm">
          <text:p/>
        </draw:line>
        <draw:connector draw:style-name="gr4" draw:text-style-name="P7" draw:layer="layout" draw:type="line" svg:x1="9.596cm" svg:y1="5.127cm" svg:x2="11.287cm" svg:y2="5.126cm" draw:start-shape="id5" draw:start-glue-point="1" draw:end-shape="id6" draw:end-glue-point="3" svg:d="M9596 5127l1691-1" svg:viewBox="0 0 1692 2">
          <text:p/>
        </draw:connector>
        <draw:line draw:style-name="gr5" draw:text-style-name="P7" draw:layer="layout" svg:x1="15.111cm" svg:y1="5.191cm" svg:x2="16.635cm" svg:y2="5.191cm">
          <text:p/>
        </draw:line>
        <draw:custom-shape draw:style-name="gr6" draw:text-style-name="P8" draw:layer="layout" svg:width="0.254cm" svg:height="0.508cm" svg:x="16.508cm" svg:y="4.937cm">
          <text:p/>
          <draw:enhanced-geometry svg:viewBox="0 0 21600 21600" draw:type="rectangle" draw:enhanced-path="M 0 0 L 21600 0 21600 21600 0 21600 0 0 Z N"/>
        </draw:custom-shape>
        <draw:frame draw:style-name="gr7" draw:text-style-name="P10" draw:layer="layout" svg:width="3.906cm" svg:height="0.763cm" svg:x="1.158cm" svg:y="4.936cm">
          <draw:text-box>
            <text:p text:style-name="P9"><text:span text:style-name="T4">Linked list nodes</text:span></text:p>
          </draw:text-box>
        </draw:frame>
        <draw:frame draw:style-name="gr7" draw:text-style-name="P10" draw:layer="layout" svg:width="2.991cm" svg:height="0.763cm" svg:x="1.819cm" svg:y="7.222cm">
          <draw:text-box>
            <text:p text:style-name="P9"><text:span text:style-name="T4">Base values</text:span></text:p>
          </draw:text-box>
        </draw:frame>
        <draw:frame draw:style-name="gr7" draw:text-style-name="P10" draw:layer="layout" svg:width="1.941cm" svg:height="0.763cm" svg:x="2.27cm" svg:y="10.906cm">
          <draw:text-box>
            <text:p text:style-name="P9"><text:span text:style-name="T4">Buffers</text:span></text:p>
          </draw:text-box>
        </draw:frame>
        <draw:frame draw:style-name="gr8" draw:text-style-name="P10" draw:layer="layout" svg:width="3.556cm" svg:height="1.275cm" svg:x="1.889cm" svg:y="2.524cm">
          <draw:text-box>
            <text:p text:style-name="P9"><text:span text:style-name="T4">Horizon-based linked list</text:span></text:p>
          </draw:text-box>
        </draw:frame>
        <draw:custom-shape draw:style-name="gr1" draw:text-style-name="P2" draw:layer="layout" svg:width="3.81cm" svg:height="0.635cm" svg:x="8.186cm" svg:y="1.61cm">
          <text:p text:style-name="P1"><text:span text:style-name="T1">Node fir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8.186cm" svg:y="2.21cm">
          <text:p text:style-name="P1"><text:span text:style-name="T1">Node la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.81cm" svg:height="0.635cm" svg:x="8.186cm" svg:y="2.81cm">
          <text:p text:style-name="P1"><text:span text:style-name="T1">int nodecount</text:span></text:p>
          <draw:enhanced-geometry svg:viewBox="0 0 21600 21600" draw:type="rectangle" draw:enhanced-path="M 0 0 L 21600 0 21600 21600 0 21600 0 0 Z N"/>
        </draw:custom-shape>
        <draw:line draw:style-name="gr4" draw:text-style-name="P7" draw:layer="layout" svg:x1="8.239cm" svg:y1="1.889cm" svg:x2="6.334cm" svg:y2="4.81cm">
          <text:p/>
        </draw:line>
        <draw:line draw:style-name="gr4" draw:text-style-name="P7" draw:layer="layout" svg:x1="12.049cm" svg:y1="2.651cm" svg:x2="13.319cm" svg:y2="4.81cm">
          <text:p/>
        </draw:line>
        <draw:custom-shape draw:style-name="gr1" draw:text-style-name="P2" draw:layer="layout" svg:width="3.81cm" svg:height="0.635cm" svg:x="8.186cm" svg:y="3.41cm">
          <text:p text:style-name="P1"><text:span text:style-name="T1">int totle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7T11:10:21.250709113</meta:creation-date>
    <dc:date>2017-08-17T11:52:49.958970283</dc:date>
    <meta:editing-duration>PT42M27S</meta:editing-duration>
    <meta:editing-cycles>3</meta:editing-cycles>
    <meta:generator>LibreOffice/5.1.6.2$Linux_X86_64 LibreOffice_project/10m0$Build-2</meta:generator>
    <meta:document-statistic meta:object-count="34"/>
  </office:meta>
</office:document-meta>
</file>